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cb27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5" style:family="paragraph" style:parent-style-name="Table_20_Contents">
      <style:text-properties style:font-name="Times New Roman" officeooo:rsid="003c9d6c" officeooo:paragraph-rsid="005659a1" fo:background-color="#ffffff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7" style:family="paragraph" style:parent-style-name="Table_20_Contents">
      <style:text-properties style:font-name="Times New Roman" officeooo:paragraph-rsid="004a6a7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22" style:family="paragraph" style:parent-style-name="Table_20_Contents">
      <style:text-properties style:font-name="Times New Roman" officeooo:rsid="003c9d6c" officeooo:paragraph-rsid="005659a1"/>
    </style:style>
    <style:style style:name="P23" style:family="paragraph" style:parent-style-name="Table_20_Contents">
      <style:text-properties style:font-name="Times New Roman" officeooo:paragraph-rsid="005659a1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0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3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652d6e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0" style:family="text">
      <style:text-properties officeooo:rsid="00610ab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style:font-name="Times New Roman" officeooo:rsid="0059e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4"/>
      <text:p text:style-name="P24"/>
      <text:p text:style-name="P24"/>
      <text:p text:style-name="P24"/>
      <text:p text:style-name="P24"><text:span text:style-name="T6">Declaração</text:span> <text:span text:style-name="T7">De Inscrição</text:span></text:p>
      <text:p text:style-name="P24"/>
      <text:p text:style-name="P36"><text:span text:style-name="T22">Para os devidos efeitos, declara-se que <text:s/></text:span><text:span text:style-name="T22"><text:text-input text:description="[#if person.female]">[#if person.female]</text:text-input></text:span><text:span text:style-name="T22">a aluna</text:span><text:span text:style-name="T22"><text:text-input text:description="[#elseif person.male]">[#elseif person.male]</text:text-input></text:span><text:span text:style-name="T22">o aluno</text:span><text:span text:style-name="T22"><text:text-input text:description="[/#if]">[/#if]</text:text-input></text:span><text:span text:style-name="T22"> </text:span><text:span text:style-name="T22"><text:text-input text:description="${person.name}">${person.name}</text:text-input></text:span><text:span text:style-name="T22">, n.º </text:span><text:span text:style-name="T22"><text:text-input text:description="${registration.number}">${registration.number}</text:text-input></text:span><text:span text:style-name="T22">, </text:span><text:span text:style-name="T22"><text:text-input text:description="[#if person.female]">[#if person.female]</text:text-input></text:span><text:span text:style-name="T22">nascida</text:span><text:span text:style-name="T22"><text:text-input text:description="[#elseif person.male]">[#elseif person.male]</text:text-input></text:span><text:span text:style-name="T22">nascido</text:span><text:span text:style-name="T22"><text:text-input text:description="[/#if]">[/#if]</text:text-input></text:span><text:span text:style-name="T22"> a </text:span><text:span text:style-name="T22"><text:text-input text:description="${lang.pt(dates.extendedDate(person.dateOfBirthYearMonthDay))}">${lang.pt(dates.extendedDate(person.dateOfBirthYearMonthDay))}</text:text-input></text:span><text:span text:style-name="T22">, </text:span><text:span text:style-name="T22"><text:text-input text:description="[#if person.female]">[#if person.female]</text:text-input></text:span><text:span text:style-name="T22">portadora</text:span><text:span text:style-name="T22"><text:text-input text:description="[#elseif person.male]">[#elseif person.male]</text:text-input></text:span><text:span text:style-name="T22">portador</text:span><text:span text:style-name="T22"><text:text-input text:description="[/#if]">[/#if]</text:text-input></text:span><text:span text:style-name="T22"> do</text:span><text:span text:style-name="T8"> </text:span><text:span text:style-name="T21"><text:text-input text:description="${lang.pt(person.idDocumentType.localizedNameI18N)}">${lang.pt(person.idDocumentType.localizedNameI18N)}</text:text-input></text:span><text:span text:style-name="T9"> n.º </text:span><text:span text:style-name="T21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person.nameOfMother"/></text:span><text:span text:style-name="T22"><text:text-input text:description="${person.nameOfMother}">${person.nameOfMother}</text:text-input></text:span><text:span text:style-name="T22">, está </text:span><text:span text:style-name="T22"><text:text-input text:description="[#if person.female]">[#if person.female]</text:text-input></text:span><text:span text:style-name="T22">inscrita</text:span><text:span text:style-name="T22"><text:text-input text:description="[#elseif person.male]">[#elseif person.male]</text:text-input></text:span><text:span text:style-name="T22">inscrito</text:span><text:span text:style-name="T22"><text:text-input text:description="[/#if]">[/#if]</text:text-input></text:span><text:span text:style-name="T22"> no </text:span><text:span text:style-name="T21"><text:text-input text:description="${curriculumInformation.curricularYear}">${curriculumInformation.curricularYear}</text:text-input></text:span><text:span text:style-name="T22">.º Ano, no Curso de </text:span><text:span text:style-name="T22"><text:text-input text:description="${lang.pt(curricularPlanInformation.degreePresentationName)}">${lang.pt(curricularPlanInformation.degreePresentationName)}</text:text-input></text:span><text:span text:style-name="T23"> no ano letivo de </text:span><text:span text:style-name="T21"><text:text-input text:description="${executionYearName}">${executionYearName}</text:text-input></text:span><text:span text:style-name="T21"><text:text-input text:description="[#if serviceRequest.detailed]">[#if serviceRequest.detailed]</text:text-input></text:span><text:span text:style-name="T21">, </text:span><text:span text:style-name="T24"><text:text-input text:description="[#if totalNormalEnrolments &gt; 1]">[#if totalNormalEnrolments &gt; 1]</text:text-input></text:span><text:span text:style-name="T24">nas seguintes unidades curriculares</text:span><text:span text:style-name="T24"><text:text-input text:description="[#else]">[#else]</text:text-input></text:span><text:span text:style-name="T24">na seguinte unidade curricular</text:span><text:span text:style-name="T24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15"/>
      <text:p text:style-name="P2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text-input text:description="[#if totalNormalEnrolments &gt; 1]">[#if totalNormalEnrolments &gt; 1]</text:text-input><text:span text:style-name="T18">Unidades Curriculares</text:span><text:text-input text:description="[#else]">[#else]</text:text-input><text:span text:style-name="T19">Unidade Curricular</text:span><text:span text:style-name="T19"><text:initial-creator/></text:span><text:text-input text:description="[/#if]">[/#if]</text:text-input></text:p>
          </table:table-cell>
          <table:table-cell table:style-name="Table1.A1" office:value-type="string">
            <text:p text:style-name="P26">Semestre</text:p>
          </table:table-cell>
          <table:table-cell table:style-name="Table1.A1" office:value-type="string">
            <text:p text:style-name="P27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9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22"/>
      <text:p text:style-name="P33"><text:text-input text:description="[/#if]">[/#if]</text:text-input></text:p>
      <text:p text:style-name="P3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7"/>
      <text:p text:style-name="P37"><text:text-input text:description="[/#if]">[/#if]</text:text-input></text:p>
      <text:p text:style-name="P21"/>
      <text:p text:style-name="P16"><text:span text:style-name="T4">Faculdade de </text:span><text:span text:style-name="T2">Medicina Veterinária</text:span><text:span text:style-name="T3"> </text:span><text:span text:style-name="T4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2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.</text:p>
            <text:p text:style-name="P8"><text:text-input text:description="[#if hasPricetag]">[#if hasPricetag]</text:text-input></text:p>
            <text:p text:style-name="P35"/>
            <text:p text:style-name="P35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8">Á<text:span text:style-name="T20">rea</text:span> Académica,</text:p>
            <text:p text:style-name="P18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34"><text:span text:style-name="T11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5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4T12:12:36.753771023</dc:date>
    <meta:editing-duration>PT5H31M33S</meta:editing-duration>
    <meta:editing-cycles>76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4" meta:character-count="4095" meta:non-whitespace-character-count="3815"/>
  </office:meta>
</office:document-meta>
</file>